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Nimbus Sans L" svg:font-family="'Nimbus Sans L'"/>
    <style:font-face style:name="OpenSymbol" svg:font-family="OpenSymbol"/>
    <style:font-face style:name="Arial" svg:font-family="Arial" style:font-family-generic="swiss" style:font-pitch="variable"/>
    <style:font-face style:name="Nimbus Sans L1"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Nimbus Sans L1"/>
    </style:style>
    <style:style style:name="P2" style:family="paragraph" style:parent-style-name="Standard">
      <style:paragraph-properties fo:text-align="center" style:justify-single-word="false"/>
      <style:text-properties style:font-name="Nimbus Sans L1"/>
    </style:style>
    <style:style style:name="P3" style:family="paragraph" style:parent-style-name="Standard">
      <style:paragraph-properties fo:text-align="center" style:justify-single-word="false"/>
    </style:style>
    <style:style style:name="P4" style:family="paragraph" style:parent-style-name="Text_20_body" style:list-style-name="L1"/>
    <style:style style:name="T1" style:family="text">
      <style:text-properties style:font-name="Nimbus Sans L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tas de Trabajo</text:h>
      <text:p text:style-name="Standard"/>
      <text:h text:style-name="Heading_20_2" text:outline-level="2">29 de junio de 2010</text:h>
      <text:p text:style-name="P1"/>
      <text:p text:style-name="P1">En las sesiones de trabajo anteriores se empezó la migración del marco de trabajo a una nueva estructura. <text:s/>El IDE que se está utilizando es Eclipse Helios para C/C++ developers. El ambiente se ha enriquecido al agregarle los complementos para android:</text:p>
      <text:p text:style-name="P1"/>
      <text:p text:style-name="P3"><text:a xlink:type="simple" xlink:href="https://dl-ssl.google.com/android/eclipse/"><text:span text:style-name="T1">https://dl-ssl.google.com/android/eclipse/</text:span></text:a></text:p>
      <text:p text:style-name="P1">Y PHP:</text:p>
      <text:p text:style-name="P3"><text:a xlink:type="simple" xlink:href="http://download.eclipse.org/tools/pdt/updates/2.2/milestones"><text:span text:style-name="T1">http://download.eclipse.org/tools/pdt/updates/2.2/milestones</text:span></text:a></text:p>
      <text:p text:style-name="P2"/>
      <text:p text:style-name="P1">El desarrollo es sobre una plataforma GNU/Linux.</text:p>
      <text:p text:style-name="P1"/>
      <text:h text:style-name="Heading_20_2" text:outline-level="2">20 de octubre de 2011</text:h>
      <text:p text:style-name="P1"/>
      <text:p text:style-name="P1">se empieza la migración del aplicativo de alternativa a esta nueva plataforma, se va a tratar de llevar una bitácora de los cambios realizados para después integrarlos al tronco de desarrollo principal de KIXI (Carpeta Oxelotil). El documento principal del marco de desarrollo se enriquece para poder sustentar el registro del software.</text:p>
      <text:p text:style-name="P1"/>
      <text:h text:style-name="Heading_20_1" text:outline-level="1">13 de marzo de 2012</text:h>
      <text:list xml:id="list237846744" text:style-name="L1">
        <text:list-item>
          <text:p text:style-name="P4">Se agrega la biblioteca xajax versión 0.61 beta</text:p>
        </text:list-item>
        <text:list-item>
          <text:p text:style-name="P4">Se agrega jQuery versión 1.7.1</text:p>
        </text:list-item>
        <text:list-item>
          <text:p text:style-name="P4">El ambiente de trabajo se cambia a eclipse índigo (3.7) y se instala Xdebug en la plataforma de desarrollo para depurar directamente desde eclipse.</text:p>
        </text:list-item>
        <text:list-item>
          <text:p text:style-name="P4">Se modifica la clase Instalador</text:p>
        </text:list-item>
        <text:list-item>
          <text:p text:style-name="P4">Se ordena la carpeta db en el BCK para contener todas las clases relacionadas con el manejo de bases de datos.</text:p>
        </text:list-item>
        <text:list-item>
          <text:p text:style-name="P4">TO DO: es necesario modificar la clase mysql para que soporte mysqli, esto optimizaría un poco las tranasaccion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Nimbus Sans L" svg:font-family="'Nimbus Sans L'"/>
    <style:font-face style:name="OpenSymbol" svg:font-family="OpenSymbol"/>
    <style:font-face style:name="Arial" svg:font-family="Arial" style:font-family-generic="swiss" style:font-pitch="variable"/>
    <style:font-face style:name="Nimbus Sans L1"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Sans L" fo:font-size="11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Nimbus Sans L"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Nimbus Sans L" fo:font-size="11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Nimbus Sans L"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o Coronado</meta:initial-creator>
    <meta:creation-date>2011-10-20T03:58:12</meta:creation-date>
    <dc:date>2012-03-15T16:38:17</dc:date>
    <dc:creator>Paulo Coronado</dc:creator>
    <meta:editing-duration>PT7H22M57S</meta:editing-duration>
    <meta:editing-cycles>3</meta:editing-cycles>
    <meta:generator>LibreOffice/3.3$Linux LibreOffice_project/330m19$Build-202</meta:generator>
    <meta:document-statistic meta:table-count="0" meta:image-count="0" meta:object-count="0" meta:page-count="1" meta:paragraph-count="16" meta:word-count="209" meta:character-count="1303"/>
  </office:meta>
</office:document-meta>
</file>